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pruebas-y-alegatos-de-la-controversia-constitucional-cc-2-2019</text:p>
          </table:table-cell>
          <table:table-cell office:value-type="string" calcext:value-type="string">
            <text:p>Audiencia de Pruebas y Alegatos de la Controversia Constitucional CC-2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6T10:30:00" calcext:value-type="date">
            <text:p>2020-06-06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pruebas-y-alegatos-de-la-controversia-constitucional-cc-3-2019</text:p>
          </table:table-cell>
          <table:table-cell office:value-type="string" calcext:value-type="string">
            <text:p>Audiencia de Pruebas y Alegatos de la Controversia Constitucional CC-3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6T12:30:00" calcext:value-type="date">
            <text:p>2020-06-06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0:59:19.8330485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5.2$Linux_X86_64 LibreOffice_project/40$Build-2</meta:generator>
    <dc:date>2020-07-16T11:02:39.418690721</dc:date>
    <meta:editing-duration>PT9H53M17S</meta:editing-duration>
    <meta:editing-cycles>59</meta:editing-cycles>
    <meta:document-statistic meta:table-count="1" meta:cell-count="504" meta:object-count="0"/>
  </office:meta>
</office:document-meta>
</file>